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L</mi>
            <mrow>
              <mspace width="2em"/>
              <mo stretchy="false">=</mo>
              <mspace width="2em"/>
            </mrow>
            <mn>10</mn>
            <mspace width="0.5em"/>
            <mtext>lg</mtext>
            <mspace width="0.5em"/>
            <mrow>
              <mo fence="true" stretchy="true">(</mo>
              <mrow>
                <mfrac>
                  <mi>I</mi>
                  <msub>
                    <mi>I</mi>
                    <mn>0</mn>
                  </msub>
                </mfrac>
              </mrow>
              <mo fence="true" stretchy="true">)</mo>
            </mrow>
            <mspace width="2em"/>
            <mtext>dB</mtext>
          </mrow>
        </mtd>
      </mtr>
      <mtr>
        <mtd>
          <mrow>
            <mtext>mit </mtext>
            <msub>
              <mi>I</mi>
              <mn>0</mn>
            </msub>
            <mrow>
              <mspace width="2em"/>
              <mo stretchy="false">=</mo>
              <mspace width="2em"/>
            </mrow>
            <msup>
              <mn>10</mn>
              <mrow>
                <mo stretchy="false">−</mo>
                <mn>12</mn>
              </mrow>
            </msup>
            <mfrac>
              <mi>W</mi>
              <msup>
                <mi>m</mi>
                <mn>2</mn>
              </msup>
            </mfrac>
            <mtext> entsprechend der unteren Hörgrenze</mtext>
          </mrow>
        </mtd>
      </mtr>
    </mtable>
    <annotation encoding="StarMath 5.0">L ~=~ 10 ` "lg" ` left ( I over I _0 right ) ~ "dB" newline 
"mit " I _0 ~=~ 10 ^{ -12 } W over m^2 " entsprechend der unteren Hörgrenze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3:04:24.915000000</meta:creation-date>
    <dc:date>2015-04-15T12:06:52.770000000</dc:date>
    <meta:editing-duration>PT2M8S</meta:editing-duration>
    <meta:editing-cycles>3</meta:editing-cycles>
    <meta:generator>LibreOffice/4.3.4.1$Windows_x86 LibreOffice_project/bc356b2f991740509f321d70e4512a6a54c5f243</meta:generator>
  </office:meta>
</office:document-meta>
</file>